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75cm"/>
    </style:style>
    <style:style style:name="gr2" style:family="graphic" style:parent-style-name="standard">
      <style:graphic-properties draw:stroke="solid" svg:stroke-color="#000000" draw:fill="none" draw:fill-color="#ffffff" fo:min-height="2.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solid" svg:stroke-color="#000000" draw:fill="none" draw:fill-color="#ffffff" fo:min-height="0.25cm"/>
    </style:style>
    <style:style style:name="gr5" style:family="graphic" style:parent-style-name="standard">
      <style:graphic-properties draw:stroke="dash" draw:stroke-dash="Ultrafine_20_Dashed" draw:marker-end="Symmetric_20_Arrow" draw:textarea-horizontal-align="center" draw:textarea-vertical-align="middle"/>
    </style:style>
    <style:style style:name="gr6" style:family="graphic" style:parent-style-name="standard">
      <style:graphic-properties draw:stroke="none" draw:fill="none" fo:min-height="0.25cm"/>
    </style:style>
    <style:style style:name="gr7" style:family="graphic" style:parent-style-name="standard">
      <style:graphic-properties draw:stroke="none" svg:stroke-color="#000000" draw:fill="none" draw:fill-color="#ffffff" fo:min-height="0.443cm"/>
    </style:style>
    <style:style style:name="gr8" style:family="graphic" style:parent-style-name="standard">
      <style:graphic-properties draw:marker-end="Symmetric_20_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solid" svg:stroke-color="#000000" draw:fill="none" draw:fill-color="#ffffff" fo:min-height="1.25cm"/>
    </style:style>
    <style:style style:name="P1" style:family="paragraph">
      <style:paragraph-properties fo:line-height="150%" fo:text-align="end"/>
    </style:style>
    <style:style style:name="P2" style:family="paragraph">
      <style:paragraph-properties fo:line-height="150%" fo:text-align="end"/>
      <style:text-properties fo:font-family="ARial" style:font-family-generic="swiss" fo:font-size="10pt" style:font-size-asian="10pt" style:font-size-complex="10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font-family="ARial" style:font-family-generic="swiss" fo:font-size="9pt" style:font-size-asian="9pt" style:font-size-complex="9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family="ARial" style:font-family-generic="swiss" fo:font-size="10pt" style:font-size-asian="10pt" style:font-size-complex="10pt"/>
    </style:style>
    <style:style style:name="T2" style:family="text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family="ARial" style:font-family-generic="swiss" fo:font-size="9pt" style:font-size-asian="9pt" style:font-size-complex="9pt"/>
    </style:style>
    <style:style style:name="T4" style:family="text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cm" svg:height="2cm" svg:x="15.9cm" svg:y="4.5cm">
          <draw:text-box>
            <text:p text:style-name="P1"><text:span text:style-name="T1"/></text:p>
            <text:p text:style-name="P1"><text:span text:style-name="T1">First Stage Loader</text:span></text:p>
          </draw:text-box>
        </draw:frame>
        <draw:frame draw:style-name="gr2" draw:text-style-name="P4" draw:layer="layout" svg:width="4cm" svg:height="3cm" svg:x="15.9cm" svg:y="6.5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Aplicación</text:span></text:p>
          </draw:text-box>
        </draw:frame>
        <draw:frame draw:style-name="gr3" draw:text-style-name="P5" draw:layer="layout" svg:width="1.5cm" svg:height="0.607cm" svg:x="15.9cm" svg:y="4.5cm">
          <draw:text-box>
            <text:p><text:span text:style-name="T2">_start</text:span></text:p>
          </draw:text-box>
        </draw:frame>
        <draw:frame draw:style-name="gr4" draw:text-style-name="P6" draw:layer="layout" svg:width="2cm" svg:height="0.607cm" svg:x="20cm" svg:y="4cm">
          <draw:text-box>
            <text:p><text:span text:style-name="T3">nand_load</text:span></text:p>
          </draw:text-box>
        </draw:frame>
        <draw:frame draw:style-name="gr2" draw:text-style-name="P4" draw:layer="layout" svg:width="4cm" svg:height="3cm" svg:x="23cm" svg:y="5.5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4">SDRAM</text:span></text:p>
          </draw:text-box>
        </draw:frame>
        <draw:line draw:style-name="gr5" draw:text-style-name="P7" draw:layer="layout" svg:x1="20cm" svg:y1="6.5cm" svg:x2="23cm" svg:y2="5.5cm">
          <text:p/>
        </draw:line>
        <draw:line draw:style-name="gr5" draw:text-style-name="P7" draw:layer="layout" svg:x1="20cm" svg:y1="9.5cm" svg:x2="23cm" svg:y2="8.5cm">
          <text:p/>
        </draw:line>
        <draw:frame draw:style-name="gr3" draw:text-style-name="P5" draw:layer="layout" svg:width="2.5cm" svg:height="0.607cm" svg:x="15.9cm" svg:y="5.893cm">
          <draw:text-box>
            <text:p><text:span text:style-name="T2">nand_load</text:span></text:p>
          </draw:text-box>
        </draw:frame>
        <draw:frame draw:style-name="gr6" draw:text-style-name="P6" draw:id="id4" draw:layer="layout" svg:width="2.432cm" svg:height="0.607cm" svg:x="23cm" svg:y="5.5cm">
          <draw:text-box>
            <text:p><text:span text:style-name="T3">0x80100000</text:span></text:p>
          </draw:text-box>
        </draw:frame>
        <draw:frame draw:style-name="gr6" draw:text-style-name="P6" draw:id="id2" draw:layer="layout" svg:width="3.5cm" svg:height="0.607cm" svg:x="3.438cm" svg:y="4.893cm">
          <draw:text-box>
            <text:p><text:span text:style-name="T3">PC = 0x00000000</text:span></text:p>
          </draw:text-box>
        </draw:frame>
        <draw:frame draw:style-name="gr7" draw:text-style-name="P8" draw:id="id1" draw:layer="layout" svg:width="2.438cm" svg:height="0.763cm" svg:x="3cm" svg:y="3.5cm">
          <draw:text-box>
            <text:p><text:span text:style-name="T5">RESET</text:span></text:p>
          </draw:text-box>
        </draw:frame>
        <draw:connector draw:style-name="gr8" draw:text-style-name="P7" draw:layer="layout" svg:x1="4.219cm" svg:y1="4.263cm" svg:x2="5.188cm" svg:y2="4.893cm" draw:start-shape="id1" draw:start-glue-point="2" draw:end-shape="id2" draw:end-glue-point="0" svg:d="m4219 4263v315h969v315">
          <text:p/>
        </draw:connector>
        <draw:frame draw:style-name="gr6" draw:text-style-name="P6" draw:layer="layout" svg:width="1.5cm" svg:height="0.607cm" svg:x="20cm" svg:y="7.393cm">
          <draw:text-box>
            <text:p><text:span text:style-name="T3">copy</text:span></text:p>
          </draw:text-box>
        </draw:frame>
        <draw:frame draw:style-name="gr9" draw:text-style-name="P8" draw:id="id3" draw:layer="layout" svg:width="1.5cm" svg:height="1cm" svg:x="23.188cm" svg:y="3.393cm">
          <draw:text-box>
            <text:p><text:span text:style-name="T5">PC</text:span></text:p>
          </draw:text-box>
        </draw:frame>
        <draw:connector draw:style-name="gr8" draw:text-style-name="P7" draw:layer="layout" svg:x1="23.938cm" svg:y1="4.393cm" svg:x2="24.216cm" svg:y2="5.5cm" draw:start-shape="id3" draw:start-glue-point="2" draw:end-shape="id4" draw:end-glue-point="0" svg:d="m23938 4393v554h278v553">
          <text:p/>
        </draw:connector>
        <draw:frame draw:style-name="gr3" draw:text-style-name="P9" draw:layer="layout" svg:width="4cm" svg:height="0.645cm" svg:x="16cm" svg:y="9.855cm">
          <draw:text-box>
            <text:p><text:span text:style-name="T6">Memoria no volátil</text:span></text:p>
          </draw:text-box>
        </draw:frame>
        <draw:frame draw:style-name="gr10" draw:text-style-name="P4" draw:layer="layout" svg:width="3cm" svg:height="1.5cm" svg:x="5.438cm" svg:y="5.5cm">
          <draw:text-box>
            <text:p text:style-name="P3"><text:span text:style-name="T1"/></text:p>
            <text:p text:style-name="P3"><text:span text:style-name="T4">ROM Interna</text:span></text:p>
          </draw:text-box>
        </draw:frame>
        <draw:frame draw:style-name="gr1" draw:text-style-name="P4" draw:layer="layout" svg:width="3cm" svg:height="2cm" svg:x="10cm" svg:y="5cm">
          <draw:text-box>
            <text:p text:style-name="P3"><text:span text:style-name="T1"/></text:p>
            <text:p text:style-name="P3"><text:span text:style-name="T4">RAM Interna</text:span></text:p>
          </draw:text-box>
        </draw:frame>
        <draw:line draw:style-name="gr5" draw:text-style-name="P10" draw:layer="layout" svg:x1="16cm" svg:y1="4.5cm" svg:x2="13cm" svg:y2="5cm">
          <text:p/>
        </draw:line>
        <draw:line draw:style-name="gr5" draw:text-style-name="P10" draw:layer="layout" svg:x1="16cm" svg:y1="6.5cm" svg:x2="13cm" svg:y2="7cm">
          <text:p/>
        </draw:line>
        <draw:frame draw:style-name="gr6" draw:text-style-name="P6" draw:layer="layout" svg:width="1.5cm" svg:height="0.607cm" svg:x="13cm" svg:y="5.694cm">
          <draw:text-box>
            <text:p><text:span text:style-name="T3">co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8T08:49:12</meta:creation-date>
    <dc:date>2011-03-08T10:30:32</dc:date>
    <meta:editing-duration>PT09H20M40S</meta:editing-duration>
    <meta:editing-cycles>8</meta:editing-cycles>
    <meta:generator>OpenOffice.org/3.2$Linux OpenOffice.org_project/320m12$Build-9483</meta:generator>
    <dc:creator>Carlos Camargo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